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7.14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2" style:family="table-cell" style:parent-style-name="Heading" style:data-style-name="N4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5" style:family="table-cell" style:parent-style-name="Default" style:data-style-name="N108"/>
    <style:style style:name="ce10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40">
      <style:table-cell-properties fo:background-color="#00ccff" style:cell-protect="none" style:print-content="true"/>
    </style:style>
    <style:style style:name="ce3" style:family="table-cell" style:parent-style-name="Default" style:data-style-name="N40"/>
    <style:style style:name="ce7" style:family="table-cell" style:parent-style-name="Default" style:data-style-name="N40">
      <style:table-cell-properties style:cell-protect="none" style:print-content="true"/>
    </style:style>
    <style:style style:name="ce11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0">
      <style:table-cell-properties style:cell-protect="none" style:print-content="true"/>
    </style:style>
    <style:style style:name="ce4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table:style-name="ce2" office:value-type="string" calcext:value-type="string">
            <text:p>Zeitabrechnung SoPra Entwickler-Team</text:p>
          </table:table-cell>
          <table:table-cell table:style-name="ce1"/>
          <table:table-cell table:number-columns-repeated="2"/>
          <table:table-cell office:value-type="string" calcext:value-type="string">
            <text:p>Nummer: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imn Ahmed</text:p>
          </table:table-cell>
          <table:table-cell table:style-name="ce6" office:value-type="string" calcext:value-type="string">
            <text:p>Andrew Almaguer</text:p>
          </table:table-cell>
          <table:table-cell table:style-name="ce6" office:value-type="string" calcext:value-type="string">
            <text:p>Stefan Zind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1020"/>
        </table:table-row>
        <table:table-row table:style-name="ro2">
          <table:table-cell office:value-type="date" office:date-value="2017-10-16" calcext:value-type="date">
            <text:p>Montag, 2017-10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7" calcext:value-type="date">
            <text:p>Dienstag, 2017-10-17</text:p>
          </table:table-cell>
          <table:table-cell table:number-columns-repeated="3"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7-10-18" calcext:value-type="date">
            <text:p>Mittwoch, 2017-10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9" calcext:value-type="date">
            <text:p>Donnerstag, 2017-10-19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0-20" calcext:value-type="date">
            <text:p>Freitag, 2017-10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1" calcext:value-type="date">
            <text:p>Samstag, 2017-10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2" calcext:value-type="date">
            <text:p>Sonntag, 2017-10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3" calcext:value-type="date">
            <text:p>Montag, 2017-10-23</text:p>
          </table:table-cell>
          <table:table-cell table:style-name="ce7"/>
          <table:table-cell table:number-columns-repeated="2" table:style-name="ce7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2">
          <table:table-cell office:value-type="date" office:date-value="2017-10-24" calcext:value-type="date">
            <text:p>Dienstag, 2017-10-24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0H45M00S" calcext:value-type="time">
            <text:p>00:4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0-25" calcext:value-type="date">
            <text:p>Mittwoch, 2017-10-25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6" calcext:value-type="date">
            <text:p>Donnerstag, 2017-10-26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7" calcext:value-type="date">
            <text:p>Freitag, 2017-10-27</text:p>
          </table:table-cell>
          <table:table-cell table:style-name="ce7" office:value-type="time" office:time-value="PT03H30M00S" calcext:value-type="time">
            <text:p>03:30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5H30M00S" calcext:value-type="time">
            <text:p>05:30</text:p>
          </table:table-cell>
          <table:table-cell table:number-columns-repeated="1020"/>
        </table:table-row>
        <table:table-row table:style-name="ro2">
          <table:table-cell office:value-type="date" office:date-value="2017-10-28" calcext:value-type="date">
            <text:p>Samstag, 2017-10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9" calcext:value-type="date">
            <text:p>Sonntag, 2017-10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30" calcext:value-type="date">
            <text:p>Montag, 2017-10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31" calcext:value-type="date">
            <text:p>Dienstag, 2017-10-31</text:p>
          </table:table-cell>
          <table:table-cell table:style-name="ce7" table:number-columns-repeated="2"/>
          <table:table-cell table:style-name="ce8"/>
          <table:table-cell table:number-columns-repeated="1020"/>
        </table:table-row>
        <table:table-row table:style-name="ro2">
          <table:table-cell office:value-type="date" office:date-value="2017-11-01" calcext:value-type="date">
            <text:p>Mittwoch, 2017-11-01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style-name="ce8"/>
          <table:table-cell table:number-columns-repeated="1020"/>
        </table:table-row>
        <table:table-row table:style-name="ro2">
          <table:table-cell office:value-type="date" office:date-value="2017-11-02" calcext:value-type="date">
            <text:p>Donnerstag, 2017-11-02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03" calcext:value-type="date">
            <text:p>Freitag, 2017-1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4" calcext:value-type="date">
            <text:p>Samstag, 2017-1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5" calcext:value-type="date">
            <text:p>Sonntag, 2017-1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6" calcext:value-type="date">
            <text:p>Montag, 2017-1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7" calcext:value-type="date">
            <text:p>Dienstag, 2017-11-07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08" calcext:value-type="date">
            <text:p>Mittwoch, 2017-11-08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09" calcext:value-type="date">
            <text:p>Donnerstag, 2017-11-09</text:p>
          </table:table-cell>
          <table:table-cell table:style-name="ce7" table:number-columns-repeated="2"/>
          <table:table-cell table:style-name="ce7" office:value-type="time" office:time-value="PT10H00M00S" calcext:value-type="time">
            <text:p>10:00</text:p>
          </table:table-cell>
          <table:table-cell table:number-columns-repeated="1020"/>
        </table:table-row>
        <table:table-row table:style-name="ro2">
          <table:table-cell office:value-type="date" office:date-value="2017-11-10" calcext:value-type="date">
            <text:p>Freitag, 2017-11-10</text:p>
          </table:table-cell>
          <table:table-cell table:style-name="ce7" office:value-type="time" office:time-value="PT04H30M00S" calcext:value-type="time">
            <text:p>04:30</text:p>
          </table:table-cell>
          <table:table-cell table:style-name="ce7" office:value-type="time" office:time-value="PT01H00M00S" calcext:value-type="time">
            <text:p>01:00</text:p>
          </table:table-cell>
          <table:table-cell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7-11-11" calcext:value-type="date">
            <text:p>Samstag, 2017-1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2" calcext:value-type="date">
            <text:p>Sonntag, 2017-1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3" calcext:value-type="date">
            <text:p>Montag, 2017-1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4" calcext:value-type="date">
            <text:p>Dienstag, 2017-11-14</text:p>
          </table:table-cell>
          <table:table-cell table:style-name="ce7" table:number-columns-repeated="2"/>
          <table:table-cell table:style-name="ce7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2">
          <table:table-cell office:value-type="date" office:date-value="2017-11-15" calcext:value-type="date">
            <text:p>Mittwoch, 2017-1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6" calcext:value-type="date">
            <text:p>Donnerstag, 2017-1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7" calcext:value-type="date">
            <text:p>Freitag, 2017-1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8" calcext:value-type="date">
            <text:p>Samstag, 2017-11-18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19" calcext:value-type="date">
            <text:p>Sonntag, 2017-11-19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20" calcext:value-type="date">
            <text:p>Montag, 2017-11-20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21" calcext:value-type="date">
            <text:p>Dienstag, 2017-1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2" calcext:value-type="date">
            <text:p>Mittwoch, 2017-1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3" calcext:value-type="date">
            <text:p>Donnerstag, 2017-1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4" calcext:value-type="date">
            <text:p>Freitag, 2017-1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5" calcext:value-type="date">
            <text:p>Samstag, 2017-11-25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26" calcext:value-type="date">
            <text:p>Sonntag, 2017-11-26</text:p>
          </table:table-cell>
          <table:table-cell table:style-name="ce7"/>
          <table:table-cell table:style-name="ce7" office:value-type="time" office:time-value="PT00H20M00S" calcext:value-type="time">
            <text:p>00:2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27" calcext:value-type="date">
            <text:p>Montag, 2017-11-27</text:p>
          </table:table-cell>
          <table:table-cell table:style-name="ce7"/>
          <table:table-cell table:style-name="ce7" office:value-type="time" office:time-value="PT00H20M00S" calcext:value-type="time">
            <text:p>00:2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28" calcext:value-type="date">
            <text:p>Dienstag, 2017-11-28</text:p>
          </table:table-cell>
          <table:table-cell table:style-name="ce7"/>
          <table:table-cell table:style-name="ce7" office:value-type="time" office:time-value="PT03H30M00S" calcext:value-type="time">
            <text:p>03:30</text:p>
          </table:table-cell>
          <table:table-cell table:style-name="ce7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2">
          <table:table-cell office:value-type="date" office:date-value="2017-11-29" calcext:value-type="date">
            <text:p>Mittwoch, 2017-11-29</text:p>
          </table:table-cell>
          <table:table-cell table:style-name="ce7"/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30" calcext:value-type="date">
            <text:p>Donnerstag, 2017-11-30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2-01" calcext:value-type="date">
            <text:p>Freitag, 2017-12-01</text:p>
          </table:table-cell>
          <table:table-cell table:style-name="ce7"/>
          <table:table-cell table:number-columns-repeated="2"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2-02" calcext:value-type="date">
            <text:p>Samstag, 2017-1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3" calcext:value-type="date">
            <text:p>Sonntag, 2017-1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4" calcext:value-type="date">
            <text:p>Montag, 2017-12-04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2-05" calcext:value-type="date">
            <text:p>Dienstag, 2017-12-05</text:p>
          </table:table-cell>
          <table:table-cell table:style-name="ce7"/>
          <table:table-cell table:number-columns-repeated="2"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2-06" calcext:value-type="date">
            <text:p>Mittwoch, 2017-12-06</text:p>
          </table:table-cell>
          <table:table-cell table:style-name="ce7"/>
          <table:table-cell table:number-columns-repeated="2"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2-07" calcext:value-type="date">
            <text:p>Donnerstag, 2017-12-07</text:p>
          </table:table-cell>
          <table:table-cell table:style-name="ce7"/>
          <table:table-cell table:style-name="ce7" office:value-type="time" office:time-value="PT03H30M00S" calcext:value-type="time">
            <text:p>03:3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2-08" calcext:value-type="date">
            <text:p>Freitag, 2017-12-08</text:p>
          </table:table-cell>
          <table:table-cell table:style-name="ce7"/>
          <table:table-cell table:style-name="ce7" office:value-type="time" office:time-value="PT02H30M00S" calcext:value-type="time">
            <text:p>02:30</text:p>
          </table:table-cell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2-09" calcext:value-type="date">
            <text:p>Samstag, 2017-12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0" calcext:value-type="date">
            <text:p>Sonntag, 2017-12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1" calcext:value-type="date">
            <text:p>Montag, 2017-12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2" calcext:value-type="date">
            <text:p>Dienstag, 2017-12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3" calcext:value-type="date">
            <text:p>Mittwoch, 2017-12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4" calcext:value-type="date">
            <text:p>Donnerstag, 2017-12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5" calcext:value-type="date">
            <text:p>Freitag, 2017-12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6" calcext:value-type="date">
            <text:p>Samstag, 2017-12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7" calcext:value-type="date">
            <text:p>Sonntag, 2017-12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8" calcext:value-type="date">
            <text:p>Montag, 2017-12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9" calcext:value-type="date">
            <text:p>Dienstag, 2017-12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0" calcext:value-type="date">
            <text:p>Mittwoch, 2017-12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1" calcext:value-type="date">
            <text:p>Donnerstag, 2017-12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2" calcext:value-type="date">
            <text:p>Freitag, 2017-12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3" calcext:value-type="date">
            <text:p>Samstag, 2017-12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4" calcext:value-type="date">
            <text:p>Sonntag, 2017-12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5" calcext:value-type="date">
            <text:p>Montag, 2017-12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6" calcext:value-type="date">
            <text:p>Dienstag, 2017-12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7" calcext:value-type="date">
            <text:p>Mittwoch, 2017-12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8" calcext:value-type="date">
            <text:p>Donnerstag, 2017-12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9" calcext:value-type="date">
            <text:p>Freitag, 2017-12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0" calcext:value-type="date">
            <text:p>Samstag, 2017-12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1" calcext:value-type="date">
            <text:p>Sonntag, 2017-12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1" calcext:value-type="date">
            <text:p>Montag, 2018-0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2" calcext:value-type="date">
            <text:p>Dienstag, 2018-01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3" calcext:value-type="date">
            <text:p>Mittwoch, 2018-0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4" calcext:value-type="date">
            <text:p>Donnerstag, 2018-0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5" calcext:value-type="date">
            <text:p>Freitag, 2018-0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6" calcext:value-type="date">
            <text:p>Samstag, 2018-0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7" calcext:value-type="date">
            <text:p>Sonntag, 2018-0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8" calcext:value-type="date">
            <text:p>Montag, 2018-01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9" calcext:value-type="date">
            <text:p>Dienstag, 2018-01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0" calcext:value-type="date">
            <text:p>Mittwoch, 2018-01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1" calcext:value-type="date">
            <text:p>Donnerstag, 2018-0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2" calcext:value-type="date">
            <text:p>Freitag, 2018-0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3" calcext:value-type="date">
            <text:p>Samstag, 2018-0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4" calcext:value-type="date">
            <text:p>Sonntag, 2018-0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5" calcext:value-type="date">
            <text:p>Montag, 2018-0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6" calcext:value-type="date">
            <text:p>Dienstag, 2018-0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7" calcext:value-type="date">
            <text:p>Mittwoch, 2018-0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8" calcext:value-type="date">
            <text:p>Donnerstag, 2018-0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9" calcext:value-type="date">
            <text:p>Freitag, 2018-0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0" calcext:value-type="date">
            <text:p>Samstag, 2018-0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1" calcext:value-type="date">
            <text:p>Sonntag, 2018-0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2" calcext:value-type="date">
            <text:p>Montag, 2018-0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3" calcext:value-type="date">
            <text:p>Dienstag, 2018-0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4" calcext:value-type="date">
            <text:p>Mittwoch, 2018-0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5" calcext:value-type="date">
            <text:p>Donnerstag, 2018-0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6" calcext:value-type="date">
            <text:p>Freitag, 2018-0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7" calcext:value-type="date">
            <text:p>Samstag, 2018-0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8" calcext:value-type="date">
            <text:p>Sonntag, 2018-0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9" calcext:value-type="date">
            <text:p>Montag, 2018-0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0" calcext:value-type="date">
            <text:p>Dienstag, 2018-0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1" calcext:value-type="date">
            <text:p>Mittwoch, 2018-01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1" calcext:value-type="date">
            <text:p>Donnerstag, 2018-0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2" calcext:value-type="date">
            <text:p>Freitag, 2018-0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3" calcext:value-type="date">
            <text:p>Samstag, 2018-0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4" calcext:value-type="date">
            <text:p>Sonntag, 2018-0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5" calcext:value-type="date">
            <text:p>Montag, 2018-0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6" calcext:value-type="date">
            <text:p>Dienstag, 2018-0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7" calcext:value-type="date">
            <text:p>Mittwoch, 2018-0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8" calcext:value-type="date">
            <text:p>Donnerstag, 2018-0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9" calcext:value-type="date">
            <text:p>Freitag, 2018-02-09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/>
          <table:table-cell table:formula="of:=[.B2]" office:value-type="string" office:string-value="Aimn Ahmed" calcext:value-type="string">
            <text:p>Aimn Ahmed</text:p>
          </table:table-cell>
          <table:table-cell table:formula="of:=[.C2]" office:value-type="string" office:string-value="Andrew Almaguer" calcext:value-type="string">
            <text:p>Andrew Almaguer</text:p>
          </table:table-cell>
          <table:table-cell table:formula="of:=[.D2]" office:value-type="string" office:string-value="Stefan Zindl" calcext:value-type="string">
            <text:p>Stefan Zindl</text:p>
          </table:table-cell>
          <table:table-cell/>
          <table:table-cell table:style-name="ce9" office:value-type="string" calcext:value-type="string">
            <text:p>Gesamt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Summe</text:p>
          </table:table-cell>
          <table:table-cell table:style-name="ce11" table:formula="of:=SUM([.B4:.B120])" office:value-type="time" office:time-value="PT13H30M00S" calcext:value-type="time">
            <text:p>13:30</text:p>
          </table:table-cell>
          <table:table-cell table:style-name="ce11" table:formula="of:=SUM([.C4:.C120])" office:value-type="time" office:time-value="PT38H40M00S" calcext:value-type="time">
            <text:p>38:40</text:p>
          </table:table-cell>
          <table:table-cell table:style-name="ce11" table:formula="of:=SUM([.D4:.D120])" office:value-type="time" office:time-value="PT67H20M00S" calcext:value-type="time">
            <text:p>67:20</text:p>
          </table:table-cell>
          <table:table-cell/>
          <table:table-cell table:style-name="ce12" table:formula="of:=SUM([.B122:.D122])" office:value-type="time" office:time-value="PT119H30M00S" calcext:value-type="time">
            <text:p>119:30</text:p>
          </table:table-cell>
          <table:table-cell table:number-columns-repeated="1018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time-style style:name="N107" number:truncate-on-overflow="false">
      <number:hours number:style="long"/>
      <number:text>:</number:text>
      <number:minutes number:style="long"/>
    </number:time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>Kai Mindermann</meta:initial-creator>
    <meta:creation-date>2015-10-06T10:15:48Z</meta:creation-date>
    <dc:date>2017-12-08T15:58:47.261000000</dc:date>
    <meta:editing-cycles>17</meta:editing-cycles>
    <meta:editing-duration>PT33M38S</meta:editing-duration>
    <meta:document-statistic meta:table-count="1" meta:cell-count="183" meta:object-count="0"/>
  </office:meta>
</office:document-meta>
</file>